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DBC Connection Usage.</text:h>
      <text:p text:style-name="Text_20_body">Here is a strategy which (if it works) will cause minimum change to the portal code.</text:p>
      <text:p text:style-name="Text_20_body">Within the I2B2Uploader programme, change the CreateDBPG/Base class(es) methods to be non-static.</text:p>
      <text:p text:style-name="Text_20_body">The I2B2Project.Factory instantiates a CreateDBPG object when it creates an instance of an I2B2Project, and places it inside the I2B2Project instance as part of its state.</text:p>
      <text:p text:style-name="Text_20_body">When the project instance (or any of its utility classes; eg: PatientMapping) first needs a connection, we create a new connection in the way that the Base class does it at present (using lazy initialization), except this time it will not be a static object. So that means each project instance (each of which executes on a different thread) gets its own JDBC connection. And it only ever uses its own connection.</text:p>
      <text:p text:style-name="Text_20_body">When the project instance is no longer required, the JDBC connection is closed. I believe this is the only way that a connection will be freed up for use elsewhere (unless we tap into a <text:s/>Hibernate pool). Up until now we <text:s/>have only ever used one connection for everybody served within one JBoss, which is pushing the limits or maybe beyond the limits when the traffic really gets going.</text:p>
      <text:p text:style-name="Text_20_body">How do we know when the connection is no longer required? Hmm! I can only think of one way of doing this. Have a method on the project instance with the following signature...</text:p>
      <text:p text:style-name="Text_20_body">public void dispose() throws UploaderException ;</text:p>
      <text:p text:style-name="Text_20_body">This will have to be called by the Portal when it knows the project instance is no longer required. The dispose() <text:s/>method closes the connection and sets the JDBC connection to null. If the project is inadvertently used after the dispose() has been called, we throw an exception.</text:p>
      <text:p text:style-name="Text_20_body">I can try this strategy on the branch. And set up a unit test to flex it across threads. For example, one test that sets up say 50 concurrent threads, all of which hit the database by creating a project and processing a spreadsheet simultaneousl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 Lusted</meta:initial-creator>
    <meta:creation-date>2015-02-19T08:46:08</meta:creation-date>
    <dc:date>2015-02-19T09:12:59</dc:date>
    <dc:creator>Jeff Lusted</dc:creator>
    <meta:editing-duration>PT17M55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1" meta:paragraph-count="10" meta:word-count="330" meta:character-count="1921" meta:non-whitespace-character-count="1597"/>
  </office:meta>
</office:document-meta>
</file>